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2in"/>
    </style:style>
    <style:style style:name="co4" style:family="table-column">
      <style:table-column-properties fo:break-before="auto" style:column-width="3.4634in"/>
    </style:style>
    <style:style style:name="co5" style:family="table-column">
      <style:table-column-properties fo:break-before="auto" style:column-width="0.873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vertical-align="automatic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color="#1a1a1a" style:font-name="Liberation Sans" fo:font-size="12pt" fo:language="zxx" fo:country="none" fo:font-weight="normal" style:font-name-asian="Cantarell" style:font-size-asian="12pt" style:language-asian="zxx" style:country-asian="none" style:font-weight-asian="normal" style:font-name-complex="Cantarell" style:font-size-complex="12pt" style:language-complex="zxx" style:country-complex="none" style:font-weight-complex="normal"/>
    </style:style>
    <style:style style:name="ce6" style:family="table-cell" style:parent-style-name="Default">
      <style:text-properties fo:color="#1a1a1a" style:font-name="Liberation Sans" fo:font-size="12pt" fo:language="zxx" fo:country="none" style:font-name-asian="Cantarell" style:font-size-asian="12pt" style:language-asian="zxx" style:country-asian="none" style:font-name-complex="Cantarell" style:font-size-complex="12pt" style:language-complex="zxx" style:country-complex="none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 style:data-style-name="N3">
      <style:text-properties style:font-name="Liberation Sans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5" table:default-cell-style-name="ce11"/>
        <table:table-column table:style-name="co3" table:number-columns-repeated="1021" table:default-cell-style-name="ce3"/>
        <table:table-row table:style-name="ro3">
          <table:table-cell table:style-name="Default" office:value-type="string">
            <text:p>Name</text:p>
          </table:table-cell>
          <table:table-cell table:style-name="Default" office:value-type="string">
            <text:p>Mail</text:p>
          </table:table-cell>
          <table:table-cell table:style-name="Default" office:value-type="string">
            <text:p>Quizz 1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Armin Schneider</text:p>
          </table:table-cell>
          <table:table-cell table:style-name="ce5" office:value-type="string">
            <text:p>armin.i.schneider@googlemail.com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2" office:value-type="string">
            <text:p>Olha Drozd</text:p>
          </table:table-cell>
          <table:table-cell table:style-name="ce2" office:value-type="string">
            <text:p>olgadrozd@yahoo.co.uk</text:p>
          </table:table-cell>
          <table:table-cell table:style-name="ce9" table:formula="of:=(4.5*20)/7" office:value-type="float" office:value="12.8571428571429">
            <text:p>13</text:p>
          </table:table-cell>
          <table:table-cell table:number-columns-repeated="1021"/>
        </table:table-row>
        <table:table-row table:style-name="ro3">
          <table:table-cell office:value-type="string">
            <text:p>Nora Buchheit</text:p>
          </table:table-cell>
          <table:table-cell table:style-name="ce6" office:value-type="string">
            <text:p>Nora.Buchheit@gmx.de</text:p>
          </table:table-cell>
          <table:table-cell table:style-name="ce9" office:value-type="string">
            <text:p>ABS</text:p>
          </table:table-cell>
          <table:table-cell table:number-columns-repeated="1021"/>
        </table:table-row>
        <table:table-row table:style-name="ro3">
          <table:table-cell office:value-type="string">
            <text:p>Patrik Bey </text:p>
          </table:table-cell>
          <table:table-cell office:value-type="string">
            <text:p>bey@mathematik.hu-berlin.de</text:p>
          </table:table-cell>
          <table:table-cell table:style-name="ce10" table:formula="of:=(3.5*20/7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office:value-type="string">
            <text:p>Tony Siewert</text:p>
          </table:table-cell>
          <table:table-cell office:value-type="string">
            <text:p>tonysiewert@googlemail.com</text:p>
          </table:table-cell>
          <table:table-cell table:style-name="ce9" table:formula="of:=(5*20)/7" office:value-type="float" office:value="14.2857142857143">
            <text:p>14</text:p>
          </table:table-cell>
          <table:table-cell table:number-columns-repeated="1021"/>
        </table:table-row>
        <table:table-row table:style-name="ro3">
          <table:table-cell office:value-type="string">
            <text:p>Markus Leon Elbern</text:p>
          </table:table-cell>
          <table:table-cell office:value-type="string">
            <text:p>markus.leonelbern@googlemail.com</text:p>
          </table:table-cell>
          <table:table-cell table:style-name="ce9" table:formula="of:=(2.5*20)/7" office:value-type="float" office:value="7.14285714285714">
            <text:p>7</text:p>
          </table:table-cell>
          <table:table-cell table:number-columns-repeated="1021"/>
        </table:table-row>
        <table:table-row table:style-name="ro3">
          <table:table-cell office:value-type="string">
            <text:p>Marina Müllen</text:p>
          </table:table-cell>
          <table:table-cell office:value-type="string">
            <text:p>marina.muellen@googlemail.com</text:p>
          </table:table-cell>
          <table:table-cell table:style-name="ce10" table:formula="of:=(3.5*20/7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office:value-type="string">
            <text:p>Häna Kim</text:p>
          </table:table-cell>
          <table:table-cell office:value-type="string">
            <text:p>haena.kim.germany@googlemail.com</text:p>
          </table:table-cell>
          <table:table-cell table:style-name="ce9" table:formula="of:=(4.5*20)/7" office:value-type="float" office:value="12.8571428571429">
            <text:p>13</text:p>
          </table:table-cell>
          <table:table-cell table:number-columns-repeated="1021"/>
        </table:table-row>
        <table:table-row table:style-name="ro4">
          <table:table-cell office:value-type="string">
            <text:p>Frantisek Juzek</text:p>
          </table:table-cell>
          <table:table-cell table:style-name="ce7" office:value-type="string">
            <text:p>juzek.frantisek@gmx.de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4" office:value-type="string">
            <text:p>Yordan Skenderski</text:p>
          </table:table-cell>
          <table:table-cell table:style-name="ce7" office:value-type="string">
            <text:p>yordan.skenderski@hotmail.com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>
            <text:p>Jessika Durst</text:p>
          </table:table-cell>
          <table:table-cell office:value-type="string">
            <text:p>J.Durst@gmx.net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>
            <text:p>Emma ?</text:p>
          </table:table-cell>
          <table:table-cell table:style-name="ce8" office:value-type="string">
            <text:p>-</text:p>
          </table:table-cell>
          <table:table-cell table:style-name="ce9" table:formula="of:=(3.5*20)/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office:value-type="string">
            <text:p>Sabina</text:p>
          </table:table-cell>
          <table:table-cell table:style-name="ce8" office:value-type="string">
            <text:p>-</text:p>
          </table:table-cell>
          <table:table-cell table:style-name="ce9" table:formula="of:=(5.5*20)/7" office:value-type="float" office:value="15.7142857142857">
            <text:p>16</text:p>
          </table:table-cell>
          <table:table-cell table:number-columns-repeated="1021"/>
        </table:table-row>
        <table:table-row table:style-name="ro3">
          <table:table-cell office:value-type="string">
            <text:p>Matthias Lehman</text:p>
          </table:table-cell>
          <table:table-cell table:style-name="ce8" office:value-type="string">
            <text:p>-</text:p>
          </table:table-cell>
          <table:table-cell table:style-name="ce10" table:formula="of:=(3.5*20/7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office:value-type="string">
            <text:p>Julia Z.</text:p>
          </table:table-cell>
          <table:table-cell table:style-name="ce8" office:value-type="string">
            <text:p>-</text:p>
          </table:table-cell>
          <table:table-cell table:style-name="ce10" table:formula="of:=(3.5*20/7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office:value-type="string">
            <text:p>Tawga Kadir</text:p>
          </table:table-cell>
          <table:table-cell table:style-name="ce8" office:value-type="string">
            <text:p>-</text:p>
          </table:table-cell>
          <table:table-cell table:style-name="ce10" table:formula="of:=(3.5*20/7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office:value-type="string">
            <text:p>Jessika Lachner ?</text:p>
          </table:table-cell>
          <table:table-cell office:value-type="string">
            <text:p>-</text:p>
          </table:table-cell>
          <table:table-cell table:style-name="ce9" table:formula="of:=(4*20)/7" office:value-type="float" office:value="11.4285714285714">
            <text:p>11</text:p>
          </table:table-cell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21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Pelisse</meta:initial-creator>
    <meta:creation-date>2012-05-07T18:56:13</meta:creation-date>
    <dc:date>2012-05-14T21:02:08</dc:date>
    <dc:creator>Romain Pelisse</dc:creator>
    <meta:editing-duration>PT25M58S</meta:editing-duration>
    <meta:editing-cycles>6</meta:editing-cycles>
    <meta:generator>LibreOffice/3.3$Unix LibreOffice_project/330m19$Build-401</meta:generator>
    <meta:document-statistic meta:table-count="3" meta:cell-count="50" meta:object-count="0"/>
  </office:meta>
</office:document-meta>
</file>